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e5f8b" officeooo:paragraph-rsid="001e5f8b" style:font-size-asian="15pt" style:font-name-complex="Nazli" style:font-size-complex="15pt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e8b9b" officeooo:paragraph-rsid="001e8b9b" style:font-size-asian="15pt" style:font-name-complex="Nazli" style:font-size-complex="15pt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e5f8b" officeooo:paragraph-rsid="001e5f8b" style:font-size-asian="15pt" style:font-name-complex="Nazli" style:font-size-complex="15pt"/>
    </style:style>
    <style:style style:name="P4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size="15pt" officeooo:rsid="001f8af5" officeooo:paragraph-rsid="001f8af5" style:font-size-asian="15pt" style:font-name-complex="Nazli" style:font-size-complex="15pt"/>
    </style:style>
    <style:style style:name="T1" style:family="text">
      <style:text-properties officeooo:rsid="002060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۱. </text:span>من این موارد را اضافه کردم. ۱ <text:s/>۲ <text:s/>۳</text:p>
      <text:p text:style-name="P4"><text:span text:style-name="T1">۲. </text:span>سلام من در master در حال نوشتن هستم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azli" svg:font-family="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8T09:56:45.976654540</meta:creation-date>
    <dc:date>2024-05-28T13:26:59.659799300</dc:date>
    <meta:editing-duration>PT6M1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9" meta:character-count="76" meta:non-whitespace-character-count="57"/>
  </office:meta>
</office:document-meta>
</file>